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, Arial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9.98cm" fo:margin-right="0cm" fo:margin-top="0cm" fo:margin-bottom="0cm" loext:contextual-spacing="false" fo:orphans="2" fo:widows="2" fo:text-indent="0cm" style:auto-text-indent="false"/>
      <style:text-properties fo:color="#000000" officeooo:paragraph-rsid="00f67795"/>
    </style:style>
    <style:style style:name="P2" style:family="paragraph" style:parent-style-name="Text_20_body">
      <style:paragraph-properties fo:margin-left="9.98cm" fo:margin-right="0cm" fo:margin-top="0cm" fo:margin-bottom="0cm" loext:contextual-spacing="false" fo:orphans="2" fo:widows="2" fo:text-indent="0cm" style:auto-text-indent="false"/>
      <style:text-properties fo:color="#000000" style:font-name="Times New Roman" officeooo:paragraph-rsid="00f67795"/>
    </style:style>
    <style:style style:name="P3" style:family="paragraph" style:parent-style-name="Heading_20_2">
      <style:paragraph-properties fo:margin-left="9.98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zxx" fo:country="none" fo:font-style="normal" fo:font-weight="normal" officeooo:rsid="03688689" officeooo:paragraph-rsid="03688689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4" style:family="paragraph" style:parent-style-name="Heading_20_1">
      <style:paragraph-properties fo:margin-left="9.98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3bd5251" officeooo:paragraph-rsid="03bfb0a8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5" style:family="paragraph" style:parent-style-name="Text_20_body">
      <style:paragraph-properties fo:margin-left="9.98cm" fo:margin-right="0cm" fo:orphans="2" fo:widows="2" fo:text-indent="0cm" style:auto-text-indent="false"/>
      <style:text-properties fo:color="#000000" style:font-name="Times New Roman" officeooo:paragraph-rsid="001814c8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font-size="10.5pt" fo:letter-spacing="normal" fo:language="ru" fo:country="RU" fo:font-style="normal" fo:font-weight="bold" officeooo:paragraph-rsid="001814c8" style:font-size-asian="10.5pt" style:font-style-asian="normal" style:font-weight-asian="bold" style:font-name-complex="sans-serif" style:font-size-complex="10.5pt"/>
    </style:style>
    <style:style style:name="P7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814c8" style:font-size-asian="14pt" style:font-style-asian="normal" style:font-weight-asian="normal" style:font-name-complex="Times New Roman1"/>
    </style:style>
    <style:style style:name="P8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" fo:letter-spacing="normal" officeooo:paragraph-rsid="001814c8"/>
    </style:style>
    <style:style style:name="P9" style:family="paragraph" style:parent-style-name="Text_20_body">
      <style:paragraph-properties fo:text-align="center" style:justify-single-word="false" fo:orphans="2" fo:widows="2"/>
      <style:text-properties fo:color="#000000" style:font-name="Times New Roman" officeooo:paragraph-rsid="001814c8"/>
    </style:style>
    <style:style style:name="P10" style:family="paragraph" style:parent-style-name="Text_20_body">
      <style:paragraph-properties fo:text-align="center" style:justify-single-word="false" fo:orphans="2" fo:widows="2"/>
      <style:text-properties fo:color="#000000" style:font-name="Times New Roman" officeooo:paragraph-rsid="02f58d2d"/>
    </style:style>
    <style:style style:name="P11" style:family="paragraph" style:parent-style-name="Text_20_body">
      <style:paragraph-properties fo:margin-left="0.661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0.5pt" fo:letter-spacing="normal" fo:language="ru" fo:country="RU" fo:font-style="normal" fo:font-weight="bold" officeooo:paragraph-rsid="001814c8" style:font-size-asian="10.5pt" style:language-asian="zxx" style:country-asian="none" style:font-style-asian="normal" style:font-weight-asian="bold" style:font-name-complex="sans-serif" style:font-size-complex="10.5pt" style:language-complex="zxx" style:country-complex="none"/>
    </style:style>
    <style:style style:name="P12" style:family="paragraph" style:parent-style-name="Text_20_body">
      <style:paragraph-properties fo:margin-left="12.471cm" fo:margin-right="0cm" fo:orphans="2" fo:widows="2" fo:text-indent="0cm" style:auto-text-indent="false"/>
      <style:text-properties fo:font-variant="normal" fo:text-transform="none" fo:color="#000000" style:font-name="Times New Roman" fo:letter-spacing="normal" officeooo:paragraph-rsid="001814c8"/>
    </style:style>
    <style:style style:name="P13" style:family="paragraph" style:parent-style-name="Text_20_body">
      <style:paragraph-properties fo:margin-left="12.471cm" fo:margin-right="0cm" fo:orphans="2" fo:widows="2" fo:text-indent="0cm" style:auto-text-indent="false"/>
      <style:text-properties fo:font-variant="normal" fo:text-transform="none" fo:color="#000000" style:font-name="Times New Roman" fo:letter-spacing="normal" officeooo:paragraph-rsid="03bfb0a8"/>
    </style:style>
    <style:style style:name="P14" style:family="paragraph" style:parent-style-name="Text_20_body">
      <style:paragraph-properties fo:margin-left="12.47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letter-spacing="normal" officeooo:paragraph-rsid="03bfb0a8"/>
    </style:style>
    <style:style style:name="P15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01814c8"/>
    </style:style>
    <style:style style:name="P16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6de440"/>
    </style:style>
    <style:style style:name="P17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967e8c"/>
    </style:style>
    <style:style style:name="P18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font-variant="normal" fo:text-transform="none" fo:color="#000000" style:font-name="Times New Roman" fo:letter-spacing="normal" officeooo:paragraph-rsid="03bfb0a8"/>
    </style:style>
    <style:style style:name="P19" style:family="paragraph" style:parent-style-name="Text_20_body">
      <style:paragraph-properties fo:margin-top="0cm" fo:margin-bottom="0.21cm" loext:contextual-spacing="false" fo:line-height="100%" fo:text-align="center" style:justify-single-word="false" fo:orphans="2" fo:widows="2"/>
      <style:text-properties fo:color="#000000" style:font-name="Times New Roman" officeooo:paragraph-rsid="03bfb0a8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dca346" officeooo:paragraph-rsid="03de58ea" style:font-size-asian="8pt" style:language-asian="zxx" style:country-asian="none" style:font-size-complex="8pt" style:language-complex="zxx" style:country-complex="none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f17a1b" officeooo:paragraph-rsid="03f17a1b" style:font-size-asian="8pt" style:language-asian="zxx" style:country-asian="none" style:font-size-complex="8pt" style:language-complex="zxx" style:country-complex="none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7f260d" officeooo:paragraph-rsid="03973a68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a2a6f9" officeooo:paragraph-rsid="03973a68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3d3045e" officeooo:paragraph-rsid="03d3045e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3d3045e" officeooo:paragraph-rsid="03d3045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officeooo:paragraph-rsid="02f8cafe"/>
    </style:style>
    <style:style style:name="P27" style:family="paragraph" style:parent-style-name="Standard">
      <style:paragraph-properties fo:margin-top="0.201cm" fo:margin-bottom="0.201cm" loext:contextual-spacing="false" fo:line-height="100%"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3c292af" officeooo:paragraph-rsid="03c292a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f85414" officeooo:paragraph-rsid="03f85414" style:font-size-asian="8pt" style:language-asian="zxx" style:country-asian="none" style:font-size-complex="8pt" style:language-complex="zxx" style:country-complex="none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font-variant="normal" fo:text-transform="none" fo:color="#000000" style:font-name="Liberation Mono" fo:font-size="8pt" fo:letter-spacing="normal" fo:language="ru" fo:country="RU" fo:font-style="normal" fo:font-weight="normal" officeooo:rsid="03fa3ace" officeooo:paragraph-rsid="03fa3ace" style:font-size-asian="8pt" style:language-asian="zxx" style:country-asian="none" style:font-size-complex="8pt" style:language-complex="zxx" style:country-complex="none"/>
    </style:style>
    <style:style style:name="T1" style:family="text">
      <style:text-properties fo:font-variant="normal" fo:text-transform="none" fo:font-size="10.5pt" fo:letter-spacing="normal" fo:language="ru" fo:country="RU" fo:font-style="normal" fo:font-weight="bold" style:font-size-asian="10.5pt" style:font-style-asian="normal" style:font-weight-asian="bold" style:font-name-complex="sans-serif" style:font-size-complex="10.5pt"/>
    </style:style>
    <style:style style:name="T2" style:family="text">
      <style:text-properties fo:font-variant="normal" fo:text-transform="none" fo:font-size="10.5pt" fo:letter-spacing="normal" fo:language="ru" fo:country="RU" fo:font-style="normal" fo:font-weight="normal" style:font-size-asian="10.5pt" style:font-style-asian="normal" style:font-weight-asian="normal" style:font-name-complex="Times New Roman1" style:font-size-complex="10.5pt"/>
    </style:style>
    <style:style style:name="T3" style:family="text">
      <style:text-properties fo:font-variant="normal" fo:text-transform="none" fo:font-size="20pt" fo:letter-spacing="normal" fo:language="ru" fo:country="RU" fo:font-style="normal" fo:font-weight="normal" style:font-size-asian="20pt" style:font-style-asian="normal" style:font-weight-asian="normal" style:font-name-complex="Times New Roman1" style:font-size-complex="20pt"/>
    </style:style>
    <style:style style:name="T4" style:family="text">
      <style:text-properties fo:font-variant="normal" fo:text-transform="none" fo:font-size="20pt" fo:letter-spacing="normal" fo:font-style="normal" fo:font-weight="normal" style:font-size-asian="20pt" style:font-style-asian="normal" style:font-weight-asian="normal" style:font-name-complex="Times New Roman1" style:font-size-complex="20pt"/>
    </style:style>
    <style:style style:name="T5" style:family="text">
      <style:text-properties fo:font-variant="normal" fo:text-transform="none" fo:font-size="18pt" fo:letter-spacing="normal" fo:font-style="normal" fo:font-weight="normal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variant="normal" fo:text-transform="none" fo:font-size="18pt" fo:letter-spacing="normal" fo:font-style="normal" fo:font-weight="normal" officeooo:rsid="03089cf7" style:font-size-asian="18pt" style:font-style-asian="normal" style:font-weight-asian="normal" style:font-name-complex="Times New Roman1" style:font-size-complex="18pt"/>
    </style:style>
    <style:style style:name="T7" style:family="text">
      <style:text-properties fo:font-variant="normal" fo:text-transform="none" fo:font-size="18pt" fo:letter-spacing="normal" fo:font-style="normal" fo:font-weight="normal" officeooo:rsid="02f58d2d" style:font-size-asian="18pt" style:font-style-asian="normal" style:font-weight-asian="normal" style:font-name-complex="Times New Roman1" style:font-size-complex="18pt"/>
    </style:style>
    <style:style style:name="T8" style:family="text">
      <style:text-properties fo:font-variant="normal" fo:text-transform="none" fo:font-size="18pt" fo:letter-spacing="normal" fo:font-style="normal" fo:font-weight="normal" officeooo:rsid="03f01a29" style:font-size-asian="18pt" style:font-style-asian="normal" style:font-weight-asian="normal" style:font-name-complex="Times New Roman1" style:font-size-complex="18pt"/>
    </style:style>
    <style:style style:name="T9" style:family="text">
      <style:text-properties fo:font-variant="normal" fo:text-transform="none" fo:font-size="18pt" fo:letter-spacing="normal" fo:font-style="normal" fo:font-weight="normal" officeooo:rsid="03fa3ace" style:font-size-asian="18pt" style:font-style-asian="normal" style:font-weight-asian="normal" style:font-name-complex="Times New Roman1" style:font-size-complex="18pt"/>
    </style:style>
    <style:style style:name="T10" style:family="text">
      <style:text-properties fo:font-variant="normal" fo:text-transform="none" fo:font-size="18pt" fo:letter-spacing="normal" fo:language="ru" fo:country="RU" fo:font-style="normal" fo:font-weight="normal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1" style:family="text">
      <style:text-properties fo:font-variant="normal" fo:text-transform="none" fo:font-size="18pt" fo:letter-spacing="normal" fo:language="ru" fo:country="RU" fo:font-style="normal" fo:font-weight="normal" officeooo:rsid="03bd5251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2" style:family="text">
      <style:text-properties fo:font-variant="normal" fo:text-transform="none" fo:font-size="18pt" fo:letter-spacing="normal" fo:language="ru" fo:country="RU" fo:font-style="normal" fo:font-weight="normal" officeooo:rsid="03d8def4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T13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14" style:family="text">
      <style:text-properties fo:font-variant="normal" fo:text-transform="none" fo:font-size="14pt" fo:letter-spacing="normal" fo:font-style="normal" fo:font-weight="normal" officeooo:rsid="039d7999" style:font-size-asian="14pt" style:font-style-asian="normal" style:font-weight-asian="normal" style:font-name-complex="Times New Roman1"/>
    </style:style>
    <style:style style:name="T15" style:family="text">
      <style:text-properties fo:font-variant="normal" fo:text-transform="none" fo:font-size="14pt" fo:letter-spacing="normal" fo:language="en" fo:country="US" fo:font-style="normal" fo:font-weight="normal" style:font-size-asian="14pt" style:font-style-asian="normal" style:font-weight-asian="normal" style:font-name-complex="Times New Roman1"/>
    </style:style>
    <style:style style:name="T16" style:family="text">
      <style:text-properties fo:font-variant="normal" fo:text-transform="none" fo:font-size="14pt" fo:letter-spacing="normal" fo:language="en" fo:country="US" fo:font-style="normal" fo:font-weight="normal" officeooo:rsid="039d7999" style:font-size-asian="14pt" style:font-style-asian="normal" style:font-weight-asian="normal" style:font-name-complex="Times New Roman1"/>
    </style:style>
    <style:style style:name="T17" style:family="text">
      <style:text-properties fo:font-variant="normal" fo:text-transform="none" fo:font-size="14pt" fo:letter-spacing="normal" fo:language="ru" fo:country="RU" fo:font-style="normal" fo:font-weight="normal" style:font-size-asian="14pt" style:font-style-asian="normal" style:font-weight-asian="normal" style:font-name-complex="Times New Roman1"/>
    </style:style>
    <style:style style:name="T18" style:family="text">
      <style:text-properties fo:font-variant="normal" fo:text-transform="none" fo:font-size="14pt" fo:letter-spacing="normal" fo:language="ru" fo:country="RU" fo:font-style="normal" fo:font-weight="normal" officeooo:rsid="0066c5e0" style:font-size-asian="14pt" style:font-style-asian="normal" style:font-weight-asian="normal" style:font-name-complex="Times New Roman1"/>
    </style:style>
    <style:style style:name="T19" style:family="text">
      <style:text-properties fo:font-variant="normal" fo:text-transform="none" fo:font-size="14pt" fo:letter-spacing="normal" fo:language="ru" fo:country="RU" fo:font-style="normal" fo:font-weight="normal" style:font-name-asian="TimesNewRomanPS-BoldMT" style:font-size-asian="14pt" style:font-style-asian="normal" style:font-weight-asian="normal" style:font-name-complex="Times New Roman1" style:font-size-complex="14pt" style:font-weight-complex="bold"/>
    </style:style>
    <style:style style:name="T20" style:family="text">
      <style:text-properties fo:font-variant="normal" fo:text-transform="none" fo:font-size="14pt" fo:letter-spacing="normal" fo:language="ru" fo:country="RU" fo:font-style="normal" fo:font-weight="normal" officeooo:rsid="038f4983" style:font-name-asian="TimesNewRomanPS-BoldMT" style:font-size-asian="14pt" style:font-style-asian="normal" style:font-weight-asian="normal" style:font-name-complex="Times New Roman1" style:font-size-complex="14pt" style:font-weight-complex="bold"/>
    </style:style>
    <style:style style:name="T21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3902b73" style:font-size-asian="14pt" style:language-asian="zxx" style:country-asian="none" style:font-style-asian="normal" style:font-weight-asian="normal" style:font-name-complex="Times New Roman1" style:language-complex="zxx" style:country-complex="none" loext:padding="0cm" loext:border="none"/>
    </style:style>
    <style:style style:name="T22" style:family="text">
      <style:text-properties officeooo:rsid="03bfb0a8"/>
    </style:style>
    <style:style style:name="T23" style:family="text">
      <style:text-properties officeooo:rsid="03f2cc8d"/>
    </style:style>
    <style:style style:name="T24" style:family="text">
      <style:text-properties officeooo:rsid="03f854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анкт-Петербургский национальный исследовательский университет </text:p>
      <text:p text:style-name="P9"><text:span text:style-name="T1">информационных технологий, механики и оптики</text:span><text:span text:style-name="T2"><text:line-break/></text:span><text:span text:style-name="T1">(Университет ИТМО)</text:span><text:span text:style-name="T2"> </text:span><text:bookmark text:name="report_R98097615122270904"/></text:p>
      <text:p text:style-name="P11">Факультет компьютерных технологий и управления</text:p>
      <text:p text:style-name="P11">Кафедра вычислительной техники</text:p>
      <text:p text:style-name="P7"/>
      <text:p text:style-name="P8"> </text:p>
      <text:p text:style-name="P8"> </text:p>
      <text:p text:style-name="P8"> </text:p>
      <text:p text:style-name="P8"> </text:p>
      <text:p text:style-name="P8"> </text:p>
      <text:p text:style-name="P9"><text:span text:style-name="T3">Лабораторная</text:span><text:span text:style-name="T4"> работа</text:span><text:span text:style-name="T5"> </text:span><text:span text:style-name="T6">№</text:span><text:span text:style-name="T9">4</text:span></text:p>
      <text:p text:style-name="P10"><text:span text:style-name="T5">п</text:span><text:span text:style-name="T7">о дисциплине</text:span></text:p>
      <text:p text:style-name="P26"><text:span text:style-name="T5">«</text:span><text:span text:style-name="T11">Технологии программировани</text:span><text:span text:style-name="T12">я</text:span><text:span text:style-name="T10">» </text:span></text:p>
      <text:p text:style-name="P12"> </text:p>
      <text:p text:style-name="P12"> </text:p>
      <text:p text:style-name="P12"> </text:p>
      <text:p text:style-name="P12"> </text:p>
      <text:p text:style-name="P12"> </text:p>
      <text:p text:style-name="P13"> </text:p>
      <text:p text:style-name="P14"> </text:p>
      <text:p text:style-name="P5"><text:span text:style-name="T13">Выполнил<text:line-break/>студент </text:span><text:span text:style-name="T14">4</text:span><text:span text:style-name="T13"> курса,<text:line-break/>группы </text:span><text:span text:style-name="T15">P3</text:span><text:span text:style-name="T16">4</text:span><text:span text:style-name="T15">00</text:span><text:span text:style-name="T13"><text:line-break/></text:span><text:span text:style-name="T15">C</text:span><text:span text:style-name="T17">апожников Борис Константинович</text:span></text:p>
      <text:p text:style-name="P2"><text:span text:style-name="T18">Р</text:span><text:span text:style-name="T13">уководитель</text:span><text:span text:style-name="T17">:</text:span></text:p>
      <text:p text:style-name="P1"><text:span text:style-name="Strong_20_Emphasis"><text:span text:style-name="T21">кандидат технических наук</text:span></text:span></text:p>
      <text:p text:style-name="P4">Оголюк Александр <text:span text:style-name="T22">Александрович</text:span></text:p>
      <text:p text:style-name="P3"/>
      <text:p text:style-name="P15"> </text:p>
      <text:p text:style-name="P15"> </text:p>
      <text:p text:style-name="P16"> </text:p>
      <text:p text:style-name="P15"> </text:p>
      <text:p text:style-name="P17"> </text:p>
      <text:p text:style-name="P18"> </text:p>
      <text:p text:style-name="P19"><text:span text:style-name="T19">Санкт-Петербург — 201</text:span><text:span text:style-name="T20">8</text:span></text:p>
      <text:p text:style-name="P27"><text:soft-page-break/><text:span text:style-name="T24">mem_dict</text:span>.py</text:p>
      <text:p text:style-name="P21"/>
      <text:p text:style-name="P28">import random</text:p>
      <text:p text:style-name="P28">import sys</text:p>
      <text:p text:style-name="P28">import re</text:p>
      <text:p text:style-name="P28">from collections import defaultdict</text:p>
      <text:p text:style-name="P28">import string</text:p>
      <text:p text:style-name="P28"/>
      <text:p text:style-name="P28">def mem_dict(filename):</text:p>
      <text:p text:style-name="P28"/>
      <text:p text:style-name="P28"><text:tab/>try:</text:p>
      <text:p text:style-name="P28"><text:tab/><text:tab/>f = open(filename, 'r')</text:p>
      <text:p text:style-name="P28"><text:tab/>except IOError as e:</text:p>
      <text:p text:style-name="P28"><text:tab/><text:tab/>print(u'не удалось открыть файл')</text:p>
      <text:p text:style-name="P28"><text:tab/>else:</text:p>
      <text:p text:style-name="P28"><text:tab/><text:tab/>translator = str.maketrans('', '', string.punctuation)</text:p>
      <text:p text:style-name="P28"><text:tab/><text:tab/>result = defaultdict(list)</text:p>
      <text:p text:style-name="P28"/>
      <text:p text:style-name="P28"><text:tab/><text:tab/>x = re.sub(r'[.!?]','\n', f.read().lower().replace('\n', ' ')).translate(translator).split('\n')</text:p>
      <text:p text:style-name="P28"/>
      <text:p text:style-name="P28"><text:tab/><text:tab/>for line in x:</text:p>
      <text:p text:style-name="P28"><text:tab/><text:tab/><text:tab/>y = line.split()</text:p>
      <text:p text:style-name="P28"><text:tab/><text:tab/><text:tab/>for i, j in zip(y[:], y[1:]):</text:p>
      <text:p text:style-name="P28"><text:tab/><text:tab/><text:tab/><text:tab/>result[i].append(j)</text:p>
      <text:p text:style-name="P28"/>
      <text:p text:style-name="P28"><text:tab/><text:tab/>element = random.choice(list(result.keys()))</text:p>
      <text:p text:style-name="P28"><text:tab/><text:tab/>print(element, end=' ')</text:p>
      <text:p text:style-name="P28"/>
      <text:p text:style-name="P28"><text:tab/><text:tab/>while result[element]:</text:p>
      <text:p text:style-name="P28"><text:tab/><text:tab/><text:tab/>element = random.choice(list(result[element]))</text:p>
      <text:p text:style-name="P28"><text:tab/><text:tab/><text:tab/>print(element, end=' ')</text:p>
      <text:p text:style-name="P28"><text:tab/><text:tab/>print()</text:p>
      <text:p text:style-name="P28"><text:tab/><text:tab/>f.close()</text:p>
      <text:p text:style-name="P28"><text:tab/>return</text:p>
      <text:p text:style-name="P28"/>
      <text:p text:style-name="P28"/>
      <text:p text:style-name="P28"/>
      <text:p text:style-name="P28">if __name__ == '__main__':</text:p>
      <text:p text:style-name="P28"><text:tab/>mem_dict('file')</text:p>
      <text:p text:style-name="P21"/>
      <text:p text:style-name="P21"/>
      <text:p text:style-name="P20"/>
      <text:p text:style-name="P25">Вывод:</text:p>
      <text:p text:style-name="P24"/>
      <text:p text:style-name="P29">at least he is not what he is not what he is not what he is not what he is not what he should be </text:p>
      <text:p text:style-name="P22"/>
      <text:p text:style-name="P22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ans-serif" svg:font-family="sans-serif, Arial"/>
    <style:font-face style:name="Times New Roman1" svg:font-family="'Times New Roman'" style:font-family-generic="roman"/>
    <style:font-face style:name="TimesNewRomanPS-BoldMT" svg:font-family="TimesNewRomanPS-BoldMT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oi.ioea" style:family="paragraph" style:parent-style-name="Default" style:default-outline-level="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fo:text-indent="-1.27cm" fo:margin-left="3.493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fo:text-indent="-1.905cm" fo:margin-left="5.609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fo:text-indent="-2.54cm" fo:margin-left="7.726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8:18:00</meta:creation-date>
    <meta:editing-duration>P6DT3H49M58S</meta:editing-duration>
    <meta:editing-cycles>797</meta:editing-cycles>
    <meta:generator>LibreOffice/5.1.6.2$Linux_X86_64 LibreOffice_project/10m0$Build-2</meta:generator>
    <dc:date>2018-12-04T12:10:05.161263707</dc:date>
    <dc:title>Лабораторная работа N 1</dc:title>
    <meta:initial-creator>BorisFedorov</meta:initial-creator>
    <meta:print-date>2017-05-04T08:42:20.236186809</meta:print-date>
    <meta:document-statistic meta:table-count="0" meta:image-count="0" meta:object-count="0" meta:page-count="2" meta:paragraph-count="61" meta:word-count="149" meta:character-count="1267" meta:non-whitespace-character-count="1095"/>
    <meta:user-defined meta:name="Info 1"/>
    <meta:user-defined meta:name="Info 2"/>
    <meta:user-defined meta:name="Info 3"/>
    <meta:user-defined meta:name="Info 4"/>
  </office:meta>
</office:document-meta>
</file>